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</office:automatic-styles>
  <office:body>
    <office:text text:use-soft-page-breaks="true">
      <text:p text:style-name="P1"><text:span text:style-name="T2">RDF-</text:span>триплеты.</text:p>
      <text:p text:style-name="P3"/>
      <text:p text:style-name="Standard"><text:a xlink:href="https://www.sgu.ru/news/2023-12-06/studenty-sgu-uznali-o-centre-biryuch-i-sygrali-v-kviz" office:target-frame-name="_top" xlink:show="replace"><text:span text:style-name="T4">https://www.sgu.ru/news/2023-12-06/studenty-sgu-uznali-o-centre-biryuch-i-sygrali-v-kviz</text:span></text:a></text:p>
      <text:p text:style-name="Standard">1. Студенты встретились с представителями.</text:p>
      <text:p text:style-name="Standard">2. Студенты узнали об ИЦ «Бирюч» (представителе/компании)</text:p>
      <text:p text:style-name="Standard">3. Студенты узнали о проектах.</text:p>
      <text:p text:style-name="Standard">4. Заместитель директора рассказал о биотехнологиях.</text:p>
      <text:p text:style-name="Standard">5. Представители организовали конкурс.</text:p>
      <text:p text:style-name="Standard">6. Представители вручили денежные сертификаты.</text:p>
      <text:p text:style-name="Standard">7. Студент получил приз.</text:p>
      <text:p text:style-name="Standard">8. Студенты разделились на команды.</text:p>
      <text:p text:style-name="Standard">9. «Бирюч» является инновационным центром.</text:p>
      <text:p text:style-name="Standard"/>
      <text:p text:style-name="Standard"><text:a xlink:href="https://www.sgu.ru/news/2023-10-31/studenty-napravleniy-turizm-i-servis-gotovyatsya" office:target-frame-name="_top" xlink:show="replace">https://www.sgu.ru/news/2023-10-31/studenty-napravleniy-turizm-i-servis-gotovyatsya</text:a></text:p>
      <text:p text:style-name="Standard">1. Студенты встретились с профессионалами гостиничного бизнеса.</text:p>
      <text:p text:style-name="Standard">2. Кафедра туризма организовала серию мероприятий.</text:p>
      <text:p text:style-name="Standard">3. Генеральный менеджер поделился опытом.</text:p>
      <text:p text:style-name="Standard">4. Студенты задавали вопросы.</text:p>
      <text:p text:style-name="Standard">5. Студенты узнали как стажироваться.</text:p>
      <text:p text:style-name="Standard">6. Студенты получают опыт коммуникации</text:p>
      <text:p text:style-name="Standard"/>
      <text:p text:style-name="Standard"><text:a xlink:href="https://www.sgu.ru/news/2023-09-25/aelita-ponomaryova-stala-pobeditelem-konkursa" office:target-frame-name="_top" xlink:show="replace">https://www.sgu.ru/news/2023-09-25/aelita-ponomaryova-stala-pobeditelem-konkursa</text:a></text:p>
      <text:p text:style-name="Standard">1. Студентка одержала победу</text:p>
      <text:p text:style-name="Standard">2. Учёные приняли участие в форуме.</text:p>
      <text:p text:style-name="Standard">3. Студент принял участие в конкурсе</text:p>
      <text:p text:style-name="Standard">4. Студенты вышли в финал</text:p>
      <text:p text:style-name="Standard">5. Студенты стажировались в пресс-центре форума</text:p>
      <text:p text:style-name="Standard">6. Студент стал лучшим в номинации</text:p>
      <text:p text:style-name="Standard">7. Студент поделился впечатлениями</text:p>
      <text:p text:style-name="Standard"/>
      <text:p text:style-name="Standard"><text:a xlink:href="https://www.sgu.ru/news/2023-08-03/prodolzhaetsya-priyom-zayavok-po-programmam-razvitiya" office:target-frame-name="_top" xlink:show="replace">https://www.sgu.ru/news/2023-08-03/prodolzhaetsya-priyom-zayavok-po-programmam-razvitiya</text:a></text:p>
      <text:p text:style-name="Standard">1. Студенты приглашаются к обучению</text:p>
      <text:p text:style-name="Standard">2. Онлайн-проект готовит<text:s/>наставников</text:p>
      <text:p text:style-name="Standard">3. Проект отберёт предпринимателей</text:p>
      <text:p text:style-name="Standard"/>
      <text:p text:style-name="Standard"><text:a xlink:href="https://www.sgu.ru/news/2023-06-29/studenty-fakulteta-kniit-osvaivayut-professiyu-v" office:target-frame-name="_top" xlink:show="replace">https://www.sgu.ru/news/2023-06-29/studenty-fakulteta-kniit-osvaivayut-professiyu-v</text:a></text:p>
      <text:p text:style-name="Standard">1. Студенты проходят производственную практику</text:p>
      <text:p text:style-name="Standard">2. Студенты осваивают работу</text:p>
      <text:p text:style-name="Standard">3. Старший преподаватель рассказал про особенности практики</text:p>
      <text:p text:style-name="Standard">4. Представители разработали бизнес-игру</text:p>
      <text:p text:style-name="Standard">5. Представители подготовили мастер-классы</text:p>
      <text:p text:style-name="Standard"/>
      <text:p text:style-name="Standard"><text:a xlink:href="https://www.sgu.ru/news/2023-05-03/magistranty-zapadno-kazahstanskogo-universiteta" office:target-frame-name="_top" xlink:show="replace">https://www.sgu.ru/news/2023-05-03/magistranty-zapadno-kazahstanskogo-universiteta</text:a></text:p>
      <text:p text:style-name="Standard">1. Студенты получили сертификаты</text:p>
      <text:p text:style-name="Standard">2. Студенты прошли стажировку</text:p>
      <text:p text:style-name="Standard">3. Магистранты приняли участие в научных конференциях</text:p>
      <text:p text:style-name="Standard"/>
      <text:p text:style-name="Standard"><text:a xlink:href="https://www.sgu.ru/news/2023-06-07/studenty-fakulteta-kniit-posetili-den-otkrytyh-dverey" office:target-frame-name="_top" xlink:show="replace">https://www.sgu.ru/news/2023-06-07/studenty-fakulteta-kniit-posetili-den-otkrytyh-dverey</text:a></text:p>
      <text:p text:style-name="Standard">1. Студенты посетили офис</text:p>
      <text:p text:style-name="Standard">2. Студенты познакомились с работой</text:p>
      <text:p text:style-name="Standard"/>
      <text:p text:style-name="Standard"><text:a xlink:href="https://www.sgu.ru/news/2023-04-12/na-nedele-bez-turniketov-studenty-uznali-o-rabote-v" office:target-frame-name="_top" xlink:show="replace"/></text:p>
      <text:p text:style-name="Standard"><text:a xlink:href="https://www.sgu.ru/news/2023-04-12/na-nedele-bez-turniketov-studenty-uznali-o-rabote-v" office:target-frame-name="_top" xlink:show="replace"><text:span text:style-name="Гиперссылка">https://www.sgu.ru/news/2023-04-12/na-nedele-bez-turniketov-studenty-uznali-o-rabote-v</text:span></text:a></text:p>
      <text:p text:style-name="Standard">1. Студенты работают над онлайн-проектами</text:p>
      <text:p text:style-name="Standard">2. Организаторы рассказали о медиапроектах</text:p>
      <text:p text:style-name="Standard">3. Участники узнали о работе сайта<text:s/><text:span text:style-name="T5">sgu</text:span></text:p>
      <text:p text:style-name="Standard">4.<text:s/>Сотрудники ответили на вопросы</text:p>
      <text:p text:style-name="Standard"/>
      <text:p text:style-name="Standard"><text:a xlink:href="https://www.sgu.ru/news/2023-02-07/federalnyy-kadrovyy-centr-oboronno-promyshlennogo" office:target-frame-name="_top" xlink:show="replace"><text:span text:style-name="Гиперссылка">https://www.sgu.ru/news/2023-02-07/federalnyy-kadrovyy-centr-oboronno-promyshlennogo</text:span></text:a></text:p>
      <text:list text:style-name="LFO1" text:continue-numbering="true">
        <text:list-item>
          <text:p text:style-name="P6">На базе предприятий создан электронный сервис</text:p>
        </text:list-item>
        <text:list-item>
          <text:p text:style-name="P7">Студенты могут создать резюме</text:p>
        </text:list-item>
        <text:list-item>
          <text:p text:style-name="P8">Студенты могут оставить заявку на заключение договора</text:p>
        </text:list-item>
        <text:list-item>
          <text:p text:style-name="P9">Студенты могут пройти практику</text:p>
        </text:list-item>
      </text:list>
      <text:p text:style-name="Standard"/>
      <text:p text:style-name="Standard"><text:a xlink:href="https://www.sgu.ru/news/2022-06-17/belorusskiy-universitet-mitso-priglashaet-k-uchastiyu" office:target-frame-name="_top" xlink:show="replace"><text:span text:style-name="Гиперссылка">https://www.sgu.ru/news/2022-06-17/belorusskiy-universitet-mitso-priglashaet-k-uchastiyu</text:span></text:a></text:p>
      <text:list text:style-name="LFO2" text:continue-numbering="true">
        <text:list-item>
          <text:p text:style-name="P10">Международный университет организует 2 летние школы</text:p>
        </text:list-item>
        <text:list-item>
          <text:p text:style-name="P11">Университет организует встречи с представителями</text:p>
        </text:list-item>
        <text:list-item>
          <text:p text:style-name="P12">Университет организует семинары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rab1o</dc:creator>
    <meta:creation-date>2024-03-02T04:20:00Z</meta:creation-date>
    <dc:date>2024-03-16T03:50:00Z</dc:date>
    <meta:template xlink:href="Normal.dotm" xlink:type="simple"/>
    <meta:editing-cycles>4</meta:editing-cycles>
    <meta:editing-duration>PT8280S</meta:editing-duration>
    <meta:document-statistic meta:page-count="1" meta:paragraph-count="7" meta:word-count="578" meta:character-count="3867" meta:row-count="27" meta:non-whitespace-character-count="3296"/>
  </office:meta>
</office:document-meta>
</file>